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xmlns:officeooo="http://openoffice.org/2009/office">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style>
    <style:style style:name="P6" style:family="paragraph" style:parent-style-name="Standard" style:list-style-name="L1">
      <style:paragraph-properties fo:text-align="start" style:justify-single-word="false"/>
    </style:style>
    <style:style style:name="P7"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officeooo:rsid="000448d2"/>
    </style:style>
    <style:style style:name="T2" style:family="text">
      <style:text-properties officeooo:rsid="0004ac20"/>
    </style:style>
    <style:style style:name="T3" style:family="text">
      <style:text-properties officeooo:rsid="00054655"/>
    </style:style>
    <style:style style:name="T4" style:family="text">
      <style:text-properties officeooo:rsid="0009a1de"/>
    </style:style>
    <style:style style:name="T5" style:family="text">
      <style:text-properties officeooo:rsid="0009f6a2"/>
    </style:style>
    <style:style style:name="T6" style:family="text">
      <style:text-properties officeooo:rsid="000a687c"/>
    </style:style>
    <style:style style:name="T7" style:family="text">
      <style:text-properties officeooo:rsid="000abc08"/>
    </style:style>
    <style:style style:name="T8" style:family="text">
      <style:text-properties officeooo:rsid="000bd1d8"/>
    </style:style>
    <style:style style:name="T9" style:family="text">
      <style:text-properties officeooo:rsid="000d1f46"/>
    </style:style>
    <style:style style:name="T10" style:family="text">
      <style:text-properties officeooo:rsid="000d940a"/>
    </style:style>
    <style:style style:name="T11" style:family="text">
      <style:text-properties officeooo:rsid="000ecd52"/>
    </style:style>
    <style:style style:name="T12" style:family="text">
      <style:text-properties officeooo:rsid="00131f35"/>
    </style:style>
    <style:style style:name="T13" style:family="text">
      <style:text-properties officeooo:rsid="00146f69"/>
    </style:style>
    <style:style style:name="T14" style:family="text">
      <style:text-properties style:text-position="super 58%" officeooo:rsid="00146f69"/>
    </style:style>
    <style:style style:name="T15" style:family="text">
      <style:text-properties officeooo:rsid="0015c038"/>
    </style:style>
    <style:style style:name="T16" style:family="text">
      <style:text-properties officeooo:rsid="0016db7f"/>
    </style:style>
    <style:style style:name="T17" style:family="text">
      <style:text-properties officeooo:rsid="00189996"/>
    </style:style>
    <style:style style:name="T18" style:family="text">
      <style:text-properties officeooo:rsid="0018dd33"/>
    </style:style>
    <style:style style:name="T19" style:family="text">
      <style:text-properties officeooo:rsid="0019cbc3"/>
    </style:style>
    <style:style style:name="T20" style:family="text">
      <style:text-properties officeooo:rsid="001a3990"/>
    </style:style>
    <style:style style:name="T21" style:family="text">
      <style:text-properties officeooo:rsid="001a6f62"/>
    </style:style>
    <style:style style:name="T22" style:family="text">
      <style:text-properties officeooo:rsid="001a8863"/>
    </style:style>
    <style:style style:name="T23" style:family="text">
      <style:text-properties officeooo:rsid="001b73ad"/>
    </style:style>
    <style:style style:name="T24" style:family="text">
      <style:text-properties officeooo:rsid="001bbd61"/>
    </style:style>
    <style:style style:name="T25" style:family="text">
      <style:text-properties officeooo:rsid="001d7cd7"/>
    </style:style>
    <style:style style:name="T26" style:family="text">
      <style:text-properties officeooo:rsid="001e30bb"/>
    </style:style>
    <style:style style:name="T27" style:family="text">
      <style:text-properties officeooo:rsid="001ec58b"/>
    </style:style>
    <style:style style:name="T28" style:family="text">
      <style:text-properties officeooo:rsid="0020396d"/>
    </style:style>
    <style:style style:name="T29" style:family="text">
      <style:text-properties officeooo:rsid="0020b726"/>
    </style:style>
    <style:style style:name="T30" style:family="text">
      <style:text-properties officeooo:rsid="0021de23"/>
    </style:style>
    <style:style style:name="T31" style:family="text">
      <style:text-properties officeooo:rsid="0023afd2"/>
    </style:style>
    <style:style style:name="T32" style:family="text">
      <style:text-properties officeooo:rsid="0025fe6e"/>
    </style:style>
    <style:style style:name="T33" style:family="text">
      <style:text-properties officeooo:rsid="0027a4d7"/>
    </style:style>
    <style:style style:name="T34" style:family="text">
      <style:text-properties officeooo:rsid="0028fbcd"/>
    </style:style>
    <style:style style:name="T35" style:family="text">
      <style:text-properties officeooo:rsid="002aa94f"/>
    </style:style>
    <style:style style:name="T36" style:family="text">
      <style:text-properties officeooo:rsid="002c60ca"/>
    </style:style>
    <style:style style:name="T37" style:family="text">
      <style:text-properties officeooo:rsid="002dec8e"/>
    </style:style>
    <style:style style:name="T38" style:family="text">
      <style:text-properties officeooo:rsid="002f2df6"/>
    </style:style>
    <style:style style:name="T39" style:family="text">
      <style:text-properties officeooo:rsid="003113ec"/>
    </style:style>
    <style:style style:name="T40" style:family="text">
      <style:text-properties officeooo:rsid="00327161"/>
    </style:style>
    <style:style style:name="T41" style:family="text">
      <style:text-properties officeooo:rsid="0033fe8d"/>
    </style:style>
    <style:style style:name="T42" style:family="text">
      <style:text-properties officeooo:rsid="00346496"/>
    </style:style>
    <style:style style:name="T43" style:family="text">
      <style:text-properties officeooo:rsid="0036cc3c"/>
    </style:style>
    <style:style style:name="T44" style:family="text">
      <style:text-properties officeooo:rsid="00374fdf"/>
    </style:style>
    <style:style style:name="T45" style:family="text">
      <style:text-properties officeooo:rsid="003859aa"/>
    </style:style>
    <style:style style:name="T46" style:family="text">
      <style:text-properties officeooo:rsid="003b68d8"/>
    </style:style>
    <style:style style:name="T47" style:family="text">
      <style:text-properties officeooo:rsid="003bc2b7"/>
    </style:style>
    <style:style style:name="T48" style:family="text">
      <style:text-properties officeooo:rsid="003debce"/>
    </style:style>
    <style:style style:name="T49" style:family="text">
      <style:text-properties officeooo:rsid="003eb4f3"/>
    </style:style>
    <style:style style:name="T50" style:family="text">
      <style:text-properties officeooo:rsid="003f6996"/>
    </style:style>
    <style:style style:name="T51" style:family="text">
      <style:text-properties officeooo:rsid="00415e9d"/>
    </style:style>
    <style:style style:name="T52" style:family="text">
      <style:text-properties officeooo:rsid="00424e07"/>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zione Progetto</text:p>
      <text:p text:style-name="P1">Informatica Grafica A.A. 2010/2011</text:p>
      <text:p text:style-name="P1">Andrea Martire 144675</text:p>
      <text:p text:style-name="P1"/>
      <text:p text:style-name="P3">Descrizione:</text:p>
      <text:p text:style-name="P2">Il progetto permette la visualizzazione <text:span text:style-name="T19">e l'esplorazione </text:span>di labirinti.<text:span text:style-name="T10"> </text:span><text:span text:style-name="T15">Questi ultimi possono esser caricati da file o generati automaticamente. Ogni labirinto richiede all'utente di trovare </text:span><text:span text:style-name="T16">l'uscita nei vincoli di tempo imposti. Nel caso </text:span><text:span text:style-name="T20">in cui il tempo </text:span><text:span text:style-name="T16">scade e non è stata trovata l'uscita la partita è persa.</text:span></text:p>
      <text:p text:style-name="P2"/>
      <text:p text:style-name="P3">Menu</text:p>
      <text:p text:style-name="P2"><text:span text:style-name="T10">All'avvio viene </text:span><text:span text:style-name="T12">attivato un particolare menu che permette</text:span><text:span text:style-name="T10"> all'utente di scegliere se caricare un labirinto o generarne uno nuovo. La prima opzione permette di scegliere il file che contiene il</text:span> labirint<text:span text:style-name="T10">o</text:span> formattat<text:span text:style-name="T10">o</text:span> secondo una sintassi precisa. <text:span text:style-name="T8">Nel caso di file malformati viene restituito un messaggio di errore e il programma viene chiuso. </text:span><text:span text:style-name="T10">La seconda opzione invece chiede all'utente le dimensioni del labirinto che successivamente viene generato in modo casuale. </text:span><text:span text:style-name="T21">A causa del fatto che la libreria “glut” consente solo la creazione di menu contestuali, i</text:span><text:span text:style-name="T17">l menu è </text:span><text:span text:style-name="T22">stato </text:span><text:span text:style-name="T17">realizzato impiegando un'utility di gnome “zenity” che permette di visualizzare interfacce grafiche personalizzate tramite l'invocazione di semplici comandi; inoltre </text:span><text:span text:style-name="T18">ogni</text:span><text:span text:style-name="T17"> comando restituisce le scelte fatte dagli utenti così da poter esser gestite nei programmi.</text:span></text:p>
      <text:p text:style-name="P2"/>
      <text:p text:style-name="P3">Algoritmo di generazione</text:p>
      <text:p text:style-name="P2"><text:span text:style-name="T10">L'algoritmo di generazione implementato permette di</text:span> generare labirinti casual<text:span text:style-name="T10">i</text:span> di taglia m,n. <text:span text:style-name="T10">I labirinti generati sono</text:span><text:span text:style-name="T3"> “perfetti” cioè senza cicli e </text:span><text:span text:style-name="T10">sempre </text:span><text:span text:style-name="T3">con soluzione (</text:span><text:span text:style-name="T10">presenza di un </text:span><text:span text:style-name="T3">path ammissibile dall'entrata all'uscita). </text:span><text:span text:style-name="T45">Algoritmo in pseudo-codice:</text:span></text:p>
      <text:p text:style-name="P2"/>
      <text:p text:style-name="P2"><text:span text:style-name="Source_20_Text"><text:span text:style-name="T44">walls = createBorder(m,n);</text:span></text:span></text:p>
      <text:p text:style-name="P2"><text:span text:style-name="Source_20_Text"><text:span text:style-name="T44">lab.init();</text:span></text:span></text:p>
      <text:p text:style-name="P2"><text:span text:style-name="Source_20_Text"><text:span text:style-name="T44">lab.saveWalls(walls);</text:span></text:span></text:p>
      <text:p text:style-name="P2"><text:span text:style-name="Source_20_Text"><text:span text:style-name="T39">WHILE ( walls.size() &gt; 0 ) {</text:span></text:span></text:p>
      <text:p text:style-name="P2"><text:span text:style-name="Source_20_Text"><text:span text:style-name="T39"><text:tab/></text:span></text:span><text:span text:style-name="Source_20_Text"><text:span text:style-name="T40">r = random() % walls.size();</text:span></text:span></text:p>
      <text:p text:style-name="P2"><text:span text:style-name="Source_20_Text"><text:span text:style-name="T40"><text:tab/></text:span></text:span><text:span text:style-name="Source_20_Text"><text:span text:style-name="T41">IF ( canBuiltNewNearWall(walls.get(r), </text:span></text:span><text:span text:style-name="Source_20_Text"><text:span text:style-name="T44">lab</text:span></text:span><text:span text:style-name="Source_20_Text"><text:span text:style-name="T41">) ) </text:span></text:span><text:span text:style-name="Source_20_Text"><text:span text:style-name="T42">{</text:span></text:span></text:p>
      <text:p text:style-name="P2"><text:span text:style-name="Source_20_Text"><text:span text:style-name="T42"><text:tab/><text:tab/></text:span></text:span><text:span text:style-name="Source_20_Text"><text:span text:style-name="T43">new_wall = createNewNearWall(walls.get(r), </text:span></text:span><text:span text:style-name="Source_20_Text"><text:span text:style-name="T44">lab</text:span></text:span><text:span text:style-name="Source_20_Text"><text:span text:style-name="T43">);</text:span></text:span></text:p>
      <text:p text:style-name="P2"><text:span text:style-name="Source_20_Text"><text:span text:style-name="T43"><text:tab/><text:tab/>walls.add(new_wall);</text:span></text:span></text:p>
      <text:p text:style-name="P2"><text:span text:style-name="Source_20_Text"><text:span text:style-name="T43"><text:tab/><text:tab/></text:span></text:span><text:span text:style-name="Source_20_Text"><text:span text:style-name="T44">lab.saveWall(new_wall);</text:span></text:span></text:p>
      <text:p text:style-name="P2"><text:span text:style-name="Source_20_Text"><text:span text:style-name="T42"><text:tab/>}</text:span></text:span></text:p>
      <text:p text:style-name="P2"><text:span text:style-name="Source_20_Text"><text:span text:style-name="T42"><text:tab/></text:span></text:span><text:span text:style-name="Source_20_Text"><text:span text:style-name="T46">ELSE</text:span></text:span></text:p>
      <text:p text:style-name="P2"><text:span text:style-name="Source_20_Text"><text:span text:style-name="T43"><text:tab/><text:tab/>walls.remove(r);</text:span></text:span></text:p>
      <text:p text:style-name="P2"><text:span text:style-name="Source_20_Text"><text:span text:style-name="T39">}</text:span></text:span><text:span text:style-name="T39"><text:tab/></text:span></text:p>
      <text:p text:style-name="P2"/>
      <text:p text:style-name="P2"><text:span text:style-name="T1">Il giocatore dev'essere in grado di uscire </text:span><text:span text:style-name="T7">d</text:span><text:span text:style-name="T1">al labirinto entro un determinato tempo; </text:span><text:span text:style-name="T10">quest'ultimo è </text:span><text:span text:style-name="T1">calcolato in base alle dimensioni del labirinto. Con</text:span><text:span text:style-name="T33"> labirinti di grandi si ha un tempo maggiore a disposizione per arrivare alla soluzione.</text:span><text:span text:style-name="T1"> </text:span></text:p>
      <text:p text:style-name="P2"/>
      <text:p text:style-name="P3">Hud</text:p>
      <text:p text:style-name="P2"/>
      <text:p text:style-name="P2"><text:span text:style-name="T29">E' stata realizzata un interfaccia 2D che resta sempre in “sovra-impressione” e comunica all'utente una serie di informazione concernenti il gioco. Per disegnare questi componenti è stato necessario attivare temporaneamente la modalità di proiezione ortogonale per poi passare a quella proiettiva. In basso a destra è presente un contatore frame-rate-per-seconds (fps) che permette di valutare le </text:span><text:span text:style-name="T29">prestazioni. </text:span><text:span text:style-name="T30">In basso a sinistra invece è presente il tempo residuo per esplorare il labirinto. </text:span><text:span text:style-name="T31">In alto a sinistra è stata inserita una bussola che permette al giocatore di orientarsi all'interno del labirinto.</text:span></text:p>
      <text:p text:style-name="P2"><text:soft-page-break/></text:p>
      <text:p text:style-name="P2"><text:span text:style-name="T34">In caso di sconfitta o di vittoria viene visualizzato un messaggio al centro dello schermo che comunica “You Win!” o “You Lose!”. </text:span><text:span text:style-name="T37">Per terminare il gioco è sufficiente premere il tasto “ESCAPE”.</text:span></text:p>
      <text:p text:style-name="P2"/>
      <text:p text:style-name="P3"><text:span text:style-name="T13">1</text:span><text:span text:style-name="T14">st</text:span><text:span text:style-name="T13"> Person and 3</text:span><text:span text:style-name="T14">rd</text:span><text:span text:style-name="T13"> Person</text:span></text:p>
      <text:p text:style-name="P2"/>
      <text:p text:style-name="P2">Sono previste due modalità di visualizzazione: gioco in prima persona e gioco in terza persona. <text:span text:style-name="T47">E'</text:span><text:span text:style-name="T9"> stato realizzato un “mouse handler” che consente </text:span>l'interazione con il mouse permette<text:span text:style-name="T9">ndo</text:span> di determinare la direzione dei movimenti <text:span text:style-name="T9">in modo molto realistico</text:span>. <text:span text:style-name="T38">In</text:span><text:span text:style-name="T46"> modalità prima persona il giocatore è in grado di guardarsi attorno interagendo con il mouse e spostandosi con i tasti W, A, S, D. E' la modalità più difficile da risolvere in quanto non vi è una visione globale del labirinto. </text:span></text:p>
      <text:p text:style-name="P2"/>
      <text:p text:style-name="P2">Nella modalità terza persona il giocatore viene rappresentato da una sfera. <text:span text:style-name="T47">Anche in questo caso i</text:span> movimenti sono consentiti utilizzando i classici tasti: W, A, S, D <text:span text:style-name="T47">e il mouse. In questo caso però il giocatore viene osservato da lontano ed è più semplice orientarsi nel labirinto. E' possibile avvicinarsi o allontanarsi al giocatore interagendo con la rotellina del mouse.</text:span></text:p>
      <text:p text:style-name="P2"/>
      <text:p text:style-name="P3">Muri</text:p>
      <text:p text:style-name="P4"><text:span text:style-name="T24">I muri del labirinto sono stati realizzati in modo estremamente curato: si hanno varie tipologie di muro (i 4 angoli, 2 muri classici in lunghezza su x e su z, 4 conformazioni a “T” e infine la forma a croce “+” che identifica un incrocio di muri). Ogni tipologia collide in modo diverso con il giocatore e di conseguenza non è stato sufficiente ad esem</text:span><text:span text:style-name="T25">pio</text:span><text:span text:style-name="T24"> descrivere </text:span><text:span text:style-name="T25">tutti </text:span><text:span text:style-name="T24">gli angoli </text:span><text:span text:style-name="T25">in funzione di uno solo a cui sono applicate diverse rotazioni su y. </text:span><text:span text:style-name="T26">Come si può osservare nella sezione “Gestione delle collisioni” ad ogni tipologia sono associat</text:span><text:span text:style-name="T27">e particolari strutture che identificano “fisicamente” il muro.</text:span></text:p>
      <text:p text:style-name="P2"/>
      <text:p text:style-name="P3">Gestione collisioni</text:p>
      <text:p text:style-name="P2"><text:span text:style-name="T1">Le collisioni con i muri <text:s/>vengono gestite utilizzando un sistema a “bounding volumes”. </text:span><text:span text:style-name="T10">E' p</text:span><text:span text:style-name="T5">ossibil</text:span><text:span text:style-name="T10">e</text:span><text:span text:style-name="T5"> visualizzare la struttura dei “bounding volumes” premendo il tasto B. </text:span><text:span text:style-name="T48">Ad ogni muro del labirinto sono associati dei “bounding box”: cioè delle strutture che sono utilizzate per determinare </text:span><text:span text:style-name="T49">se si verificano delle</text:span><text:span text:style-name="T48"> collisioni. </text:span><text:span text:style-name="T50">Anche il giocatore ha un suo “bounding box” e ad ogni suo spostamento si effettuano dei controlli: se dopo lo spostamento il “</text:span><text:span text:style-name="T51">bounding box” del giocatore collide con un altro elemento si verifica se è possibile applicare lo spostamento in modo selettivo solo per le componenti del vettore spostamento in cui non vi è collisione; </text:span><text:span text:style-name="T52">in questo modo quando il giocatore urta contro un muro si avrà l'effetto di veder scivolare il giocatore lungo il muro e ciò aggiunge realismo alla scena.</text:span></text:p>
      <text:p text:style-name="P2"/>
      <text:p text:style-name="P3">Modalità</text:p>
      <text:p text:style-name="P2"><text:span text:style-name="T2">Durante il gioco è possibile effettuare uno switch di modalità; </text:span><text:span text:style-name="T6">premendo il tasto “K”</text:span><text:span text:style-name="T2">, </text:span><text:span text:style-name="T23">si ha il</text:span><text:span text:style-name="T6"> passa</text:span><text:span text:style-name="T23">ggio</text:span><text:span text:style-name="T2"> </text:span><text:span text:style-name="T23">tra la</text:span><text:span text:style-name="T2"> modalità classica con muri in mattoni ad una modalità fantasy dove i muri sono realizzati impiegando delle figure geometriche </text:span><text:span text:style-name="T6">(cubi, coni, sfere)</text:span><text:span text:style-name="T2">. </text:span><text:span text:style-name="T3">Al variare di modalità si rend</text:span><text:span text:style-name="T6">o</text:span><text:span text:style-name="T3">no necessarie tutte una serie di modifiche per la gestione delle collisioni con l</text:span><text:span text:style-name="T23">e</text:span><text:span text:style-name="T3"> nuov</text:span><text:span text:style-name="T23">e</text:span><text:span text:style-name="T3"> struttur</text:span><text:span text:style-name="T23">e</text:span><text:span text:style-name="T3"> di muri. </text:span><text:span text:style-name="T11">E' possibile osservare il cambiamento attivando la visualizzazione dei “bounding volumes” premendo il tasto “B”. </text:span><text:span text:style-name="T28">Se la modalità fantasy è attivata per la prima volta si procede alla generazione casuale delle figure geometriche e dei colori ad esse associate; successivi switch di </text:span><text:span text:style-name="T28">modalità invece permetteranno di visualizzare le figure geometriche generate esattamente come </text:span><text:span text:style-name="T28">nella prima invocazione.</text:span></text:p>
      <text:p text:style-name="P2"/>
      <text:p text:style-name="P2"><text:span text:style-name="T32">Attorno al labirinto sono state inserite una serie di sfer</text:span><text:span text:style-name="T35">e</text:span><text:span text:style-name="T32"> in rotazione su orbite diverse </text:span><text:span text:style-name="T36">(per evitare collisioni poco eleganti)</text:span><text:span text:style-name="T32">. Inoltre il labirinto e le sfere in rotazione sono contenuti all'interno di una sfera gigante che rappresenta il limite di ciò che è osservabile.</text:span></text:p>
      <text:p text:style-name="P2"><text:soft-page-break/><text:span text:style-name="T32"/></text:p>
      <text:p text:style-name="P3"><text:span text:style-name="T32">Modalità di illuminazione</text:span></text:p>
      <text:p text:style-name="P2"><text:span text:style-name="T32">Premendo il tasto 'L' è possibile cambiare la modalità di illuminazione standard dove tutti gli oggetti sono illuminati da una luce centrale, alla modalità lanterna dove il giocatore esplora il labirinto al buio e con l'illuminazione che parte dalla posizione del giocatore stesso.</text:span></text:p>
      <text:p text:style-name="P2"/>
      <text:p text:style-name="P3">Gestione audio</text:p>
      <text:p text:style-name="P2">Il gioco ha una gestione integrata dell'audio che consente di attivare musiche specifiche al verificarsi di eventi. In particolare ciò viene realizzato invocando un processo figlio che esegue la musica richiesta attraverso il player musicale “mplayer”. Quando la musica non è più necessaria si procede ad inviare un segnale “kill” al processo mplayer così da farlo terminare. <text:span text:style-name="T4">Sono previste tre tipologie di musiche:</text:span></text:p>
      <text:list xml:id="list778672086" text:style-name="L1">
        <text:list-item>
          <text:p text:style-name="P6">Sottofondo durante l'esplorazione del labirinto</text:p>
        </text:list-item>
        <text:list-item>
          <text:p text:style-name="P6">Vittoria</text:p>
        </text:list-item>
        <text:list-item>
          <text:p text:style-name="P6">Sconfitta</text:p>
        </text:list-item>
      </text:list>
      <text:p text:style-name="P2">Ogni musica viene eseguita in modo esclusivo rispetto alle altre e di conseguenza si procede al “kill” di musiche già in esecu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a </meta:initial-creator>
    <meta:creation-date>2011-03-09T14:09:26</meta:creation-date>
    <dc:date>2011-03-13T11:22:26</dc:date>
    <dc:creator>andrea </dc:creator>
    <meta:editing-duration>PT01H56M04S</meta:editing-duration>
    <meta:editing-cycles>72</meta:editing-cycles>
    <meta:generator>OpenOffice.org/3.1$Linux OpenOffice.org_project/310m19$Build-9420</meta:generator>
    <meta:document-statistic meta:table-count="0" meta:image-count="0" meta:object-count="0" meta:page-count="3" meta:paragraph-count="44" meta:word-count="1123" meta:character-count="7183"/>
  </office:meta>
</office:document-meta>
</file>